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C00000036B25721D3.png" manifest:media-type="image/png"/>
  <manifest:file-entry manifest:full-path="Pictures/100049AE0000150E0000059FF9655C48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15da2e" officeooo:paragraph-rsid="0015da2e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4154in" svg:y="0.0165in" svg:width="4.2445in" svg:height="1.1339in" draw:z-index="0"><draw:image xlink:href="Pictures/100049AE0000150E0000059FF9655C48.svg" xlink:type="simple" xlink:show="embed" xlink:actuate="onLoad"/><draw:image xlink:href="Pictures/10000201000000CC00000036B25721D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MT1" style:family="text">
      <style:text-properties officeooo:rsid="0015da2e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The legal entity behind BornHack is:</text:p>
        <text:p text:style-name="MP2">BornHack IVS <text:span text:style-name="MT1">c/o Thomas Steen Rasmussen</text:span>, Offenbachsvej 34, 2. tv., </text:p>
        <text:p text:style-name="MP2">2450 Copenhagen SV, Denmark. CVR# 37666521</text:p>
        <text:p text:style-name="MP3"><text:span text:style-name="MT2">email </text:span><text:a xlink:type="simple" xlink:href="mailto:info@bornhack.dk" text:style-name="Internet_20_link" text:visited-style-name="Visited_20_Internet_20_Link"><text:span text:style-name="MT2">info@bornhack.dk</text:span></text:a><text:span text:style-name="MT2"> - web </text:span><text:a xlink:type="simple" xlink:href="https://www.bornhack.dk/" text:style-name="Internet_20_link" text:visited-style-name="Visited_20_Internet_20_Link"><text:span text:style-name="MT2">https://www.bornhack.dk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0:00:38.739000000</meta:creation-date>
    <dc:date>2017-03-26T17:30:31.558878284</dc:date>
    <meta:editing-duration>PT9M34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1" meta:paragraph-count="4" meta:word-count="27" meta:character-count="197" meta:non-whitespace-character-count="173"/>
  </office:meta>
</office:document-meta>
</file>